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d15b4"/>
    </style:style>
    <style:style style:name="P2" style:family="paragraph" style:parent-style-name="Standard">
      <style:text-properties fo:font-size="16pt" officeooo:rsid="001d15b4" style:font-size-asian="16pt" style:font-size-complex="16pt"/>
    </style:style>
    <style:style style:name="P3" style:family="paragraph" style:parent-style-name="Standard">
      <style:text-properties officeooo:paragraph-rsid="001d15b4"/>
    </style:style>
    <style:style style:name="P4" style:family="paragraph" style:parent-style-name="Standard">
      <style:text-properties officeooo:rsid="001e68ed" officeooo:paragraph-rsid="001e68ed"/>
    </style:style>
    <style:style style:name="P5" style:family="paragraph" style:parent-style-name="Standard" style:list-style-name="L1">
      <style:text-properties officeooo:rsid="001e68ed" officeooo:paragraph-rsid="001e68ed"/>
    </style:style>
    <style:style style:name="P6" style:family="paragraph" style:parent-style-name="Standard" style:list-style-name="L1">
      <style:text-properties officeooo:rsid="001fef6d" officeooo:paragraph-rsid="001fef6d"/>
    </style:style>
    <style:style style:name="P7" style:family="paragraph" style:parent-style-name="Standard">
      <style:text-properties officeooo:rsid="001fef6d" officeooo:paragraph-rsid="001fef6d"/>
    </style:style>
    <style:style style:name="P8" style:family="paragraph" style:parent-style-name="Standard" style:list-style-name="L2">
      <style:text-properties officeooo:rsid="001fef6d" officeooo:paragraph-rsid="001fef6d"/>
    </style:style>
    <style:style style:name="P9" style:family="paragraph" style:parent-style-name="Standard" style:list-style-name="L3">
      <style:text-properties officeooo:rsid="001fef6d" officeooo:paragraph-rsid="001fef6d"/>
    </style:style>
    <style:style style:name="P10" style:family="paragraph" style:parent-style-name="Standard" style:list-style-name="L4">
      <style:text-properties officeooo:rsid="002050ef" officeooo:paragraph-rsid="002050ef"/>
    </style:style>
    <style:style style:name="P11" style:family="paragraph" style:parent-style-name="Standard">
      <style:text-properties officeooo:rsid="002050ef" officeooo:paragraph-rsid="002050ef"/>
    </style:style>
    <style:style style:name="T1" style:family="text">
      <style:text-properties officeooo:rsid="001d15b4"/>
    </style:style>
    <style:style style:name="T2" style:family="text">
      <style:text-properties fo:font-weight="bold" officeooo:rsid="001d15b4" style:font-weight-asian="bold" style:font-weight-complex="bold"/>
    </style:style>
    <style:style style:name="T3" style:family="text">
      <style:text-properties officeooo:rsid="001e68ed"/>
    </style:style>
    <style:style style:name="T4" style:family="text">
      <style:text-properties fo:font-size="15pt" style:font-size-asian="15pt" style:font-size-complex="15pt"/>
    </style:style>
    <style:style style:name="T5" style:family="text">
      <style:text-properties fo:font-size="16pt" style:font-size-asian="16pt" style:font-size-complex="16pt"/>
    </style:style>
    <style:style style:name="T6" style:family="text">
      <style:text-properties officeooo:rsid="001eab3c"/>
    </style:style>
    <style:style style:name="T7" style:family="text">
      <style:text-properties officeooo:rsid="002050e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Pre-processing <text:span text:style-name="T3">(modifier le dataset pour adapter a Dash)</text:span>:</text:p>
      <text:p text:style-name="P2"/>
      <text:p text:style-name="Standard">- <text:span text:style-name="T2">Title_clean</text:span><text:span text:style-name="T1"> : Mettre en minuscule pour diminuer le nombre de doublon</text:span></text:p>
      <text:p text:style-name="Standard">- <text:span text:style-name="T2">Nettoyage des titres</text:span><text:span text:style-name="T1"> a l’aide du regex ou la fonction replace (Par exemple : Suppression des mots Paris, Toulouse, … la durée du contrats…)</text:span></text:p>
      <text:p text:style-name="P1">- <text:span text:style-name="T3">C</text:span><text:span text:style-name="T2">ompany</text:span><text:span text:style-name="T1"> : Mettre en minuscule pour diminuer le nombre de doublon</text:span></text:p>
      <text:p text:style-name="P1">- <text:span text:style-name="T1">Remplacer les « NaN » par None dans certaines colonnes contenant des strings sinon par des 0 dans les colonnes contenant des ints (salary_mean, salary_max, salary_min…)</text:span></text:p>
      <text:p text:style-name="P1"/>
      <text:p text:style-name="P1"/>
      <text:p text:style-name="P4"><text:span text:style-name="T5">Conception du site avec Flask et Dash</text:span><text:span text:style-name="T4"> </text:span>:</text:p>
      <text:p text:style-name="P4"/>
      <text:p text:style-name="P4">- Utilisation du code HTML/CSS :</text:p>
      <text:list xml:id="list2449595284" text:style-name="L1">
        <text:list-item>
          <text:p text:style-name="P5">Selon la forme MVT (Model, Views and Template) :</text:p>
          <text:list>
            <text:list-item>
              <text:p text:style-name="P5">Model : Utiliser pour faire le lien entre la base de donnée (ici nous n’avons pas de base de donnée du moins nous n’avons pas besoin de stocker des informations dans une base de donnée) </text:p>
            </text:list-item>
            <text:list-item>
              <text:p text:style-name="P5">Views : Dans ce fichier, il y a l’ensemble du code HTML pour visualiser les informations</text:p>
            </text:list-item>
            <text:list-item>
              <text:p text:style-name="P5">Template : Office de centre de contrôle  cad il gère l’ensemble des liens et <text:span text:style-name="T6">établir la relation entre les pages</text:span></text:p>
            </text:list-item>
          </text:list>
        </text:list-item>
        <text:list-item>
          <text:p text:style-name="P6">Particularité avec Dash pour écrire du html il faut spécifier « html.Div »</text:p>
        </text:list-item>
        <text:list-item>
          <text:p text:style-name="P6">Utilisation des « Inputs » et « Outputs » pour récupérer les paramètres rentres via le site (notamment dans le panneau de contrôle) pour ensuite les réutiliser</text:p>
        </text:list-item>
      </text:list>
      <text:p text:style-name="P7">- La partie graphique :</text:p>
      <text:list xml:id="list3032470983" text:style-name="L2">
        <text:list-item>
          <text:p text:style-name="P8">La majorité des graphes sont codes en Python. Grace a Dash, celui-ci fera la transformation entre Python et JS (ReactJS)</text:p>
        </text:list-item>
      </text:list>
      <text:p text:style-name="P7"/>
      <text:p text:style-name="P7">- La partie Web :</text:p>
      <text:list xml:id="list1266109440" text:style-name="L3">
        <text:list-item>
          <text:p text:style-name="P9">Le fichier index permet de faire le lien entre les différentes pages (dans notre cas, il s’agit du contrôleur/template) </text:p>
        </text:list-item>
        <text:list-item>
          <text:p text:style-name="P9"><text:s/>Le fichier ‘pages ‘ contient l’ensemble des « views » </text:p>
        </text:list-item>
        <text:list-item>
          <text:p text:style-name="P9">Le fichier ‘assets’ contient le/les fichier css pour rendre le site plus professionnel</text:p>
        </text:list-item>
        <text:list-item>
          <text:p text:style-name="P9">Le fichier ‘data’ contient les données <text:span text:style-name="T7">nécessaire</text:span> pour afficher <text:span text:style-name="T7">les graphiques</text:span></text:p>
        </text:list-item>
      </text:list>
      <text:p text:style-name="P7"/>
      <text:p text:style-name="P7">- <text:span text:style-name="T7">Heroku :</text:span></text:p>
      <text:list xml:id="list4158404709" text:style-name="L4">
        <text:list-item>
          <text:p text:style-name="P10">Établir la relation entre Flask / Dash a l’aide d’un outil ‘gunicorn’ </text:p>
        </text:list-item>
        <text:list-item>
          <text:p text:style-name="P10">Vérifier que l’ensemble des bibliothèques soient compatibles avec Heroku (en tentant de pusher vers Heroku depuis Git) = Si les bibliothèques sont il n’y aura pas d’erreurs</text:p>
        </text:list-item>
        <text:list-item>
          <text:p text:style-name="P10">Création d’un fichier Procfile (cf Dockerfile) </text:p>
        </text:list-item>
      </text:list>
      <text:p text:style-name="P11"/>
      <text:p text:style-name="P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11:45:35.377000000</meta:creation-date>
    <dc:date>2019-10-28T17:11:48.362000000</dc:date>
    <meta:editing-duration>PT9M50S</meta:editing-duration>
    <meta:editing-cycles>2</meta:editing-cycles>
    <meta:generator>LibreOffice/6.2.5.2$Windows_X86_64 LibreOffice_project/1ec314fa52f458adc18c4f025c545a4e8b22c159</meta:generator>
    <meta:document-statistic meta:table-count="0" meta:image-count="0" meta:object-count="0" meta:page-count="1" meta:paragraph-count="24" meta:word-count="363" meta:character-count="2054" meta:non-whitespace-character-count="1722"/>
  </office:meta>
</office:document-meta>
</file>